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ros de funções</text:p>
      <text:p text:style-name="Standard">f(x) = 0</text:p>
      <text:p text:style-name="Standard">f(x) = d</text:p>
      <text:p text:style-name="Standard">f(x) – d = 0</text:p>
      <text:p text:style-name="Standard"/>
      <text:p text:style-name="Standard">f(x) = g(x)</text:p>
      <text:p text:style-name="Standard">F(x) = f(x)-g(x)=0</text:p>
      <text:p text:style-name="Standard"/>
      <text:p text:style-name="Standard">xn xn+1</text:p>
      <text:p text:style-name="Standard">f'(xn)</text:p>
      <text:p text:style-name="Standard"/>
      <text:p text:style-name="Standard">f'(xn) = (f(xn) – 0 / xn – xn+1)</text:p>
      <text:p text:style-name="Standard"/>
      <text:p text:style-name="Standard">xn+1= xn – (f(xn)/f'(xn)) Método: Newton - Rapshon</text:p>
      <text:p text:style-name="Standard">|f(xn+1)|&lt;e</text:p>
      <text:p text:style-name="Standard"/>
      <text:p text:style-name="Standard">Limitações</text:p>
      <text:p text:style-name="Standard">→ Overshout</text:p>
      <text:p text:style-name="Standard">→ Laço infinito</text:p>
      <text:p text:style-name="Standard">→ Derivada nula</text:p>
      <text:p text:style-name="Standard">→ Dificuldades</text:p>
      <text:p text:style-name="Standard"/>
      <text:p text:style-name="Standard">Tarefas</text:p>
      <text:list xml:id="list8536431241" text:style-name="L1">
        <text:list-item>
          <text:p text:style-name="P1">Implementar N-R</text:p>
          <text:list>
            <text:list-header>
              <text:p text:style-name="P1">f(x)=x²</text:p>
              <text:p text:style-name="P1">f(x)=cos(x) </text:p>
            </text:list-header>
          </text:list>
        </text:list-item>
      </text:list>
      <text:p text:style-name="Standard"><text:tab/>20 interações</text:p>
      <text:list xml:id="list1354450008" text:style-name="L2">
        <text:list-item>
          <text:p text:style-name="P2">Dando errado</text:p>
          <text:list>
            <text:list-header>
              <text:p text:style-name="P2">g(x)=|x|^a </text:p>
              <text:p text:style-name="P2">a = 0.3</text:p>
              <text:p text:style-name="P2">a = 0.5</text:p>
              <text:p text:style-name="P2">a = 0.8</text:p>
            </text:list-header>
          </text:list>
        </text:list-item>
      </text:list>
      <text:list xml:id="list877224248" text:style-name="L3">
        <text:list-item>
          <text:p text:style-name="P3">Implementar o métodos</text:p>
          <text:p text:style-name="P3">N chutes em range [a....b]</text:p>
          <text:p text:style-name="P3">Utilizar condição abs(f(x)) &lt; e</text:p>
          <text:p text:style-name="P3">Guardar raízes num array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5-18T15:39:35</meta:creation-date>
    <dc:date>2016-05-18T16:40:48</dc:date>
    <dc:creator>Cristiane Oliveira</dc:creator>
    <meta:editing-duration>PT2M4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0" meta:word-count="92" meta:character-count="403" meta:non-whitespace-character-count="390"/>
  </office:meta>
</office:document-meta>
</file>